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93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237cm"/>
    </style:style>
    <style:style style:name="co7" style:family="table-column">
      <style:table-column-properties fo:break-before="auto" style:column-width="2.602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3.117cm"/>
    </style:style>
    <style:style style:name="co10" style:family="table-column">
      <style:table-column-properties fo:break-before="auto" style:column-width="3.51cm"/>
    </style:style>
    <style:style style:name="co11" style:family="table-column">
      <style:table-column-properties fo:break-before="auto" style:column-width="3.722cm"/>
    </style:style>
    <style:style style:name="co12" style:family="table-column">
      <style:table-column-properties fo:break-before="auto" style:column-width="2.935cm"/>
    </style:style>
    <style:style style:name="co13" style:family="table-column">
      <style:table-column-properties fo:break-before="auto" style:column-width="2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3" table:default-cell-style-name="Default"/>
        <table:table-column table:style-name="co5" table:default-cell-style-name="ce15"/>
        <table:table-column table:style-name="co6" table:default-cell-style-name="ce15"/>
        <table:table-column table:style-name="co3" table:default-cell-style-name="ce15"/>
        <table:table-column table:style-name="co7" table:default-cell-style-name="ce15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row table:style-name="ro1">
          <table:table-cell table:style-name="ce13" office:value-type="string" calcext:value-type="string">
            <text:p>Players</text:p>
          </table:table-cell>
          <table:table-cell table:style-name="Default" table:number-columns-repeated="3"/>
          <table:table-cell/>
          <table:table-cell table:style-name="ce13" office:value-type="string" calcext:value-type="string">
            <text:p>Mails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Alerte</text:p>
          </table:table-cell>
          <table:table-cell table:number-columns-repeated="4"/>
          <table:table-cell table:style-name="ce16" office:value-type="string" calcext:value-type="string">
            <text:p>Credentials</text:p>
          </table:table-cell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office:value-type="string" calcext:value-type="string">
            <text:p><text:s/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emai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assword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xcharac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sen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etat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number-columns-repeated="2" office:value-type="string" calcext:value-type="string">
            <text:p>mainpassword</text:p>
          </table:table-cell>
          <table:table-cell office:value-type="string" calcext:value-type="string">
            <text:p>Bol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begin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mageprofi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en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16" office:value-type="string" calcext:value-type="string">
            <text:p>Calendar</text:p>
          </table:table-cell>
          <table:table-cell table:number-columns-repeated="4"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6" office:value-type="string" calcext:value-type="string">
            <text:p>Souls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Cockroach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7" office:value-type="string" calcext:value-type="string">
            <text:p>libelle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script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g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table:style-name="ce15" office:value-type="string" calcext:value-type="string">
            <text:p>zodiacsign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ptota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eta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table:style-name="ce15" office:value-type="string" calcext:value-type="string">
            <text:p>effect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Fea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physical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trollcanin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magic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nextlevel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obscure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ercent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social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an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k</text:p>
          </table:table-cell>
          <table:table-cell office:value-type="string" calcext:value-type="string">
            <text:p>Enumeration</text:p>
          </table:table-cell>
          <table:table-cell table:number-columns-repeated="2"/>
          <table:table-cell table:style-name="ce16" office:value-type="string" calcext:value-type="string">
            <text:p>Bonus/Malus</text:p>
          </table:table-cell>
          <table:table-cell table:style-name="Default" table:number-columns-repeated="3"/>
          <table:table-cell/>
          <table:table-cell table:number-columns-repeated="2" table:style-name="ce15" office:value-type="string" calcext:value-type="string">
            <text:p>technology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onsterpartx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table:style-name="ce15" office:value-type="string" calcext:value-type="string">
            <text:p>psychicresi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xran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onsterx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 table:number-columns-repeated="6"/>
          <table:table-cell table:number-columns-repeated="2" office:value-type="string" calcext:value-type="string">
            <text:p>famil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6" office:value-type="string" calcext:value-type="string">
            <text:p>Entity</text:p>
          </table:table-cell>
          <table:table-cell table:style-name="Default" table:number-columns-repeated="3"/>
          <table:table-cell/>
          <table:table-cell table:number-columns-repeated="2" office:value-type="string" calcext:value-type="string">
            <text:p>bonusmal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numberturn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concent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atecre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DL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turndur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manen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Clan</text:p>
          </table:table-cell>
          <table:table-cell table:number-columns-repeated="4"/>
          <table:table-cell table:style-name="ce16" office:value-type="string" calcext:value-type="string">
            <text:p>Ques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nexttur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rigin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actionpo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id_quest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atecreatio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ustom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un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Varchar(255)</text:p>
          </table:table-cell>
          <table:table-cell table:style-name="ce15"/>
          <table:table-cell/>
          <table:table-cell table:number-columns-repeated="2" office:value-type="string" calcext:value-type="string">
            <text:p>priority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kill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blason</text:p>
          </table:table-cell>
          <table:table-cell table:style-name="ce15" office:value-type="string" calcext:value-type="string">
            <text:p>Varchar(10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urnattactk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jobtitl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am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athcou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atejoi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ribe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Task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_task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atecreatio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Varchar(255)</text:p>
          </table:table-cell>
          <table:table-cell table:style-name="ce15"/>
          <table:table-cell/>
          <table:table-cell table:number-columns-repeated="2" office:value-type="string" calcext:value-type="string">
            <text:p>reward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blason</text:p>
          </table:table-cell>
          <table:table-cell table:style-name="ce15" office:value-type="string" calcext:value-type="string">
            <text:p>Varchar(10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t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number-columns-repeated="2" office:value-type="string" calcext:value-type="string">
            <text:p>finalestep</text:p>
          </table:table-cell>
          <table:table-cell office:value-type="string" calcext:value-type="string">
            <text:p>Bollea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un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jobtitl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atejoi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hitpoints</text:p>
          </table:table-cell>
          <table:table-cell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po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6" office:value-type="string" calcext:value-type="string">
            <text:p>Pack</text:p>
          </table:table-cell>
          <table:table-cell table:number-columns-repeated="4"/>
          <table:table-cell table:style-name="ce16" office:value-type="string" calcext:value-type="string">
            <text:p>Object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technologyresit</text:p>
          </table:table-cell>
          <table:table-cell office:value-type="string" calcext:value-type="string">
            <text:p>technology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Talent</text:p>
          </table:table-cell>
          <table:table-cell table:style-name="Default" table:number-columns-repeated="3"/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 table:number-columns-repeated="6"/>
          <table:table-cell table:number-columns-repeated="2" office:value-type="string" calcext:value-type="string">
            <text:p>weigh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 table:number-columns-repeated="6"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aveuniquemob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alentype</text:p>
          </table:table-cell>
          <table:table-cell table:number-columns-repeated="4"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v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ule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rp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)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mageavata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pointco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actionpoin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artofmonste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component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Afinity</text:p>
          </table:table-cell>
          <table:table-cell table:style-name="ce18" table:number-columns-repeated="3"/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)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style-name="ce16" office:value-type="string" calcext:value-type="string">
            <text:p>Representation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family</text:p>
          </table:table-cell>
          <table:table-cell table:style-name="Default" table:number-columns-repeated="3"/>
          <table:table-cell table:number-columns-repeated="6"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 table:number-columns-repeated="6"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 table:number-columns-repeated="6"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isillusion</text:p>
          </table:table-cell>
          <table:table-cell office:value-type="string" calcext:value-type="string">
            <text:p>isllusio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16" office:value-type="string" calcext:value-type="string">
            <text:p>Prerequisited</text:p>
          </table:table-cell>
          <table:table-cell table:number-columns-repeated="4"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xpiration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)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16" office:value-type="string" calcext:value-type="string">
            <text:p>Professions</text:p>
          </table:table-cell>
          <table:table-cell table:number-columns-repeated="4"/>
          <table:table-cell table:number-columns-repeated="2" office:value-type="string" calcext:value-type="string">
            <text:p>bur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rarity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quantit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6" office:value-type="string" calcext:value-type="string">
            <text:p>Speci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8" office:value-type="string" calcext:value-type="string">
            <text:p>Worldmap</text:p>
          </table:table-cell>
          <table:table-cell table:style-name="Default" table:number-columns-repeated="3"/>
          <table:table-cell/>
          <table:table-cell table:number-columns-repeated="2" table:style-name="ce15" office:value-type="string" calcext:value-type="string">
            <text:p>rank</text:p>
          </table:table-cell>
          <table:table-cell table:style-name="ce15" office:value-type="string" calcext:value-type="string">
            <text:p>Varchar(10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ce17" office:value-type="string" calcext:value-type="string">
            <text:p>libelle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contraint</text:p>
          </table:table-cell>
          <table:table-cell table:number-columns-repeated="6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Religion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amag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positi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id_religion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style-name="ce16" office:value-type="string" calcext:value-type="string">
            <text:p>Objecttype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damag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negati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dogd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positi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Afinity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dogd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negati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genera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positi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weightmi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genera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negati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weightma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ercep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World</text:p>
          </table:table-cell>
          <table:table-cell table:number-columns-repeated="4"/>
          <table:table-cell table:number-columns-repeated="2" office:value-type="string" calcext:value-type="string">
            <text:p>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ercep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chitectur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ints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tt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actualisation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esc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templat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urndurationmi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bank</text:p>
          </table:table-cell>
          <table:table-cell table:style-name="ce15" office:value-type="string" calcext:value-type="string">
            <text:p>Big 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ogd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urndurationmax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liaison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ogd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leveladju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tock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table:number-columns-repeated="2" table:style-name="ce15" office:value-type="string" calcext:value-type="string">
            <text:p>visible</text:p>
          </table:table-cell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egenera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sych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emoir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table:style-name="ce15" office:value-type="string" calcext:value-type="string">
            <text:p>price</text:p>
          </table:table-cell>
          <table:table-cell table:style-name="ce15" office:value-type="string" calcext:value-type="string">
            <text:p>Integer</text:p>
          </table:table-cell>
          <table:table-cell table:style-name="ce15"/>
          <table:table-cell/>
          <table:table-cell table:number-columns-repeated="2" office:value-type="string" calcext:value-type="string">
            <text:p>regenera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sych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percep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sych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percep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sych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Building</text:p>
          </table:table-cell>
          <table:table-cell table:style-name="Default" table:number-columns-repeated="3"/>
          <table:table-cell table:number-columns-repeated="6"/>
          <table:table-cell table:number-columns-repeated="2" office:value-type="string" calcext:value-type="string">
            <text:p>hitpoints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 table:number-columns-repeated="6"/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 table:number-columns-repeated="6"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hysic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isdro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stinstal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psych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stmonth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psych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table:number-columns-repeated="7"/>
          <table:table-cell table:number-columns-repeated="2" office:value-type="string" calcext:value-type="string">
            <text:p>psych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table:number-columns-repeated="7"/>
          <table:table-cell table:number-columns-repeated="2" office:value-type="string" calcext:value-type="string">
            <text:p>psych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stmin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physic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apac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physic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odele</text:p>
          </table:table-cell>
          <table:table-cell office:value-type="string" calcext:value-type="string">
            <text:p>Varchar(255)</text:p>
          </table:table-cell>
          <table:table-cell table:number-columns-repeated="7"/>
          <table:table-cell table:number-columns-repeated="2" office:value-type="string" calcext:value-type="string">
            <text:p>physic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quant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physic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mag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mag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mag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mag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obscure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obscure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technology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technology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soci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soci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soci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soci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style-name="ce16" office:value-type="string" calcext:value-type="string">
            <text:p>Familyobject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 style:data-style-name="N2" text:time-value="15:17:00.7129489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8:57:16.496733631</meta:creation-date>
    <dc:date>2025-06-05T15:16:45.511272706</dc:date>
    <meta:editing-duration>PT13M51S</meta:editing-duration>
    <meta:editing-cycles>2</meta:editing-cycles>
    <meta:generator>LibreOffice/24.2.7.2$Linux_X86_64 LibreOffice_project/420$Build-2</meta:generator>
    <meta:document-statistic meta:table-count="1" meta:cell-count="1366" meta:object-count="0"/>
  </office:meta>
</office:document-meta>
</file>